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Centr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ón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léfono</text:p>
          </table:table-cell>
        </table:table-row>
      </table:table>
      <table:table table:name="Salas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Descripción</text:p>
          </table:table-cell>
        </table:table-row>
      </table:table>
      <table:table table:name="Socios" table:style-name="ta1">
        <table:table-column table:style-name="co1" table:number-columns-repeated="4" table:default-cell-style-name="ce3"/>
        <table:table-column table:style-name="co3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NI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Fecha nacimiento</text:p>
          </table:table-cell>
          <table:table-cell office:value-type="string" calcext:value-type="string">
            <text:p>Correo electrónico</text:p>
          </table:table-cell>
          <table:table-cell office:value-type="string" calcext:value-type="string">
            <text:p>Teléfono</text:p>
          </table:table-cell>
        </table:table-row>
      </table:table>
      <table:table table:name="Actividades" table:style-name="ta1">
        <table:table-column table:style-name="co1" table:number-columns-repeated="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</table:table>
      <table:table table:name="Reservas" table:style-name="ta1">
        <table:table-column table:style-name="co1" table:number-columns-repeated="2" table:default-cell-style-name="ce3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8:53:18.73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0T10:46:49.027000000</meta:creation-date>
    <dc:date>2021-11-11T08:58:29.590000000</dc:date>
    <meta:editing-duration>PT16M6S</meta:editing-duration>
    <meta:editing-cycles>3</meta:editing-cycles>
    <meta:generator>LibreOffice/7.2.1.2$Windows_X86_64 LibreOffice_project/87b77fad49947c1441b67c559c339af8f3517e22</meta:generator>
    <meta:document-statistic meta:table-count="5" meta:cell-count="21" meta:object-count="0"/>
  </office:meta>
</office:document-meta>
</file>